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Mangal1" style:font-size-asian="12pt" style:font-style-asian="normal" style:font-weight-asian="normal" style:font-name-complex="Mangal1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<text:span text:style-name="T1">Pagar Dívida</text:span></text:p>
      <text:p text:style-name="P1">Identificador: <text:span text:style-name="T1">RF13</text:span></text:p>
      <text:p text:style-name="P1">Sumário: <text:span text:style-name="T2">***</text:span></text:p>
      <text:p text:style-name="P2">Ator Primário: <text:span text:style-name="T1">Atendente</text:span></text:p>
      <text:p text:style-name="P2">Pré-condição: <text:span text:style-name="T1">Atendente registrado no sistema, cliente registrado no sistema, cliente deve estar endividado.</text:span></text:p>
      <text:p text:style-name="P2">Fluxo principal:</text:p>
      <text:p text:style-name="P3">a) O atendente registra o pagamento da dívida do cliente que foi informado pelo sistema.</text:p>
      <text:p text:style-name="P2">Pós-condição: <text:span text:style-name="T1">No último pagamento, o sistema irá alterar o valor pago para o valor total cob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2" svg:font-family="Mangal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11T23:49:26.39</meta:creation-date>
    <dc:date>2015-05-12T02:11:04.42</dc:date>
    <meta:editing-duration>PT51M56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8" meta:word-count="56" meta:character-count="382"/>
  </office:meta>
</office:document-meta>
</file>